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d88a" officeooo:paragraph-rsid="0019d88a"/>
    </style:style>
    <style:style style:name="P2" style:family="paragraph" style:parent-style-name="Standard">
      <style:paragraph-properties fo:text-align="justify" style:justify-single-word="false"/>
      <style:text-properties officeooo:rsid="0019d88a" officeooo:paragraph-rsid="0019d88a"/>
    </style:style>
    <style:style style:name="P3" style:family="paragraph" style:parent-style-name="Standard">
      <style:paragraph-properties fo:text-align="justify" style:justify-single-word="false"/>
      <style:text-properties officeooo:rsid="0019d88a" officeooo:paragraph-rsid="001bf8f2"/>
    </style:style>
    <style:style style:name="P4" style:family="paragraph" style:parent-style-name="Standard">
      <style:paragraph-properties fo:text-align="justify" style:justify-single-word="false"/>
      <style:text-properties officeooo:rsid="0019d88a" officeooo:paragraph-rsid="001c6d33"/>
    </style:style>
    <style:style style:name="P5" style:family="paragraph" style:parent-style-name="Standard">
      <style:paragraph-properties fo:text-align="center" style:justify-single-word="false"/>
      <style:text-properties officeooo:rsid="001bf8f2" officeooo:paragraph-rsid="001bf8f2"/>
    </style:style>
    <style:style style:name="P6" style:family="paragraph" style:parent-style-name="Standard">
      <style:paragraph-properties fo:text-align="justify" style:justify-single-word="false"/>
      <style:text-properties officeooo:rsid="001bf8f2" officeooo:paragraph-rsid="001bf8f2"/>
    </style:style>
    <style:style style:name="T1" style:family="text">
      <style:text-properties officeooo:rsid="001bf8f2"/>
    </style:style>
    <style:style style:name="T2" style:family="text">
      <style:text-properties fo:font-size="18pt" officeooo:rsid="001bf8f2"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officeooo:rsid="001bf8f2" style:font-size-asian="18pt" style:font-weight-asian="bold" style:font-size-complex="18pt" style:font-weight-complex="bold"/>
    </style:style>
    <style:style style:name="T5" style:family="text">
      <style:text-properties officeooo:rsid="001c6d33"/>
    </style:style>
    <style:style style:name="T6" style:family="text">
      <style:text-properties officeooo:rsid="001d19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C</text:span><text:span text:style-name="T3">ompte rendu TP</text:span></text:p>
      <text:p text:style-name="P1"/>
      <text:p text:style-name="P4">L'ensemble des page<text:span text:style-name="T1">s</text:span> est finalisé et leur responsive est fonctionnel, même s'il mériterai<text:span text:style-name="T1">t</text:span> quelques ajustement<text:span text:style-name="T1">s</text:span> d'ordre esthétique <text:span text:style-name="T1">et pratique</text:span>.</text:p>
      <text:p text:style-name="P4"><text:line-break/>Malheureusement je n'ai pas eu le temps de pouvoir manipuler les plugin javascript et mettre en place les sliders et carousel<text:span text:style-name="T5">s alors que cela faisait parti de mes objectifs</text:span>.</text:p>
      <text:p text:style-name="P3"><text:line-break/>La plus grande difficultés <text:span text:style-name="T1">(et perte de temps)</text:span> a été la mise en place du CSS « par dessus » celui de boostrap : ma solution a été d'attribuer des id au<text:span text:style-name="T6">x</text:span> différentes sections afin de pouvoir cibler plus facilement les éléments choisis. C'est une solution bancale dans le sens où elle alourdie considérablement le code déjà très « verbeux » avec boostrap. Mes fichiers <text:span text:style-name="T1">CSS</text:span> pourraient très certainement être plus léger en optimisant les sélecteurs. </text:p>
      <text:p text:style-name="P2"><text:line-break/><text:span text:style-name="T1">Une </text:span>autre difficulté a été au niveau du responsive, car je n'avais pas compris que boostrap impose par défaut une logique de développement en mobile first, du coup, j'ai du retourner dans le code HTML a de nombreuses reprises et reconsidérer certaine<text:span text:style-name="T6">s</text:span> structure<text:span text:style-name="T6">s</text:span> de bloc.<text:line-break/>La solution aurait été de penser les pages d'abord en rendu xs screen et d'améliorer leur comportement en large screen en suivant les modèles imposés.</text:p>
      <text:p text:style-name="P3"><text:line-break/>Enfin la dernière difficulté a été de ne pas utiliser l'intégralité des outils mis à disposition par boostrap (les dropdowns formulaire et les tabs notamment) ce qui a ralenti la mise en place du CSS et du responsive. Du coup certains éléments sont des monstres hybrides moitié html classique / moitié boostrap <text:span text:style-name="T6">difficiles à</text:span>.<text:span text:style-name="T6">cibler et à ajuster en CSS</text:span></text:p>
      <text:p text:style-name="P3"><text:line-break/>La solution aurait été de mieux étudi<text:span text:style-name="T1">er</text:span> la documentation boostrap au lieu de foncer tête baissée sur mes maigres acquis en html.</text:p>
      <text:p text:style-name="P3"><text:line-break/><text:line-break/><text:span text:style-name="T4">Conclusion :</text:span><text:span text:style-name="T1"><text:line-break/></text:span></text:p>
      <text:p text:style-name="P6">Lors de mes prochains projets d'intégration je garderais en tête les éléments suivants :</text:p>
      <text:p text:style-name="P6"/>
      <text:p text:style-name="P6">- travailler en mobile first si j'utilise boostrap</text:p>
      <text:p text:style-name="P6"/>
      <text:p text:style-name="P6">- m'appuyer sur la documentation boostrap dès la conception de la structure html et la consulter à chaque nouvel élément devant être intégré.</text:p>
      <text:p text:style-name="P6"/>
      <text:p text:style-name="P6">- simplifier la structure de mon code html en intégrant des id dans les différentes sections ET/OU (si cette pratique est mauvaise) alléger mon CSS en optimisant les sélecteurs.</text:p>
      <text:p text:style-name="P6"/>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6:04:30.140000000</meta:creation-date>
    <dc:date>2015-07-03T16:33:54.366000000</dc:date>
    <meta:editing-duration>PT13M52S</meta:editing-duration>
    <meta:editing-cycles>4</meta:editing-cycles>
    <meta:generator>LibreOffice/4.4.3.2$Windows_x86 LibreOffice_project/88805f81e9fe61362df02b9941de8e38a9b5fd16</meta:generator>
    <meta:document-statistic meta:table-count="0" meta:image-count="0" meta:object-count="0" meta:page-count="1" meta:paragraph-count="12" meta:word-count="354" meta:character-count="2153" meta:non-whitespace-character-count="1802"/>
  </office:meta>
</office:document-meta>
</file>